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Helvetica, sans-serif"/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eb8" officeooo:paragraph-rsid="00056eb8"/>
    </style:style>
    <style:style style:name="P2" style:family="paragraph" style:parent-style-name="Standard">
      <style:paragraph-properties fo:text-align="justify" style:justify-single-word="false"/>
      <style:text-properties officeooo:rsid="00056eb8" officeooo:paragraph-rsid="00056eb8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officeooo:rsid="00056eb8" officeooo:paragraph-rsid="000d71ce" style:font-size-asian="12pt" style:font-size-complex="12pt"/>
    </style:style>
    <style:style style:name="P4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056eb8" officeooo:paragraph-rsid="000d71ce" style:font-size-asian="12pt" style:font-size-complex="12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0f48" style:font-size-asian="12pt" style:font-size-complex="12pt"/>
    </style:style>
    <style:style style:name="T1" style:family="text">
      <style:text-properties officeooo:rsid="00140f48"/>
    </style:style>
    <style:style style:name="T2" style:family="text">
      <style:text-properties officeooo:rsid="0015509c"/>
    </style:style>
    <style:style style:name="T3" style:family="text">
      <style:text-properties officeooo:rsid="0015f8a1"/>
    </style:style>
    <style:style style:name="T4" style:family="text">
      <style:text-properties officeooo:rsid="001827fa"/>
    </style:style>
    <style:style style:name="T5" style:family="text">
      <style:text-properties officeooo:rsid="0018b1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siderações Finais:</text:p>
      <text:p text:style-name="P2"/>
      <text:p text:style-name="P4">Segundo os resultados apresentados no capítulo \ref{cha:validacao} e \ref{cha:dadosdes}, podemos afirmar que o método SparSEx é capaz de encontrar subestruturas da <text:span text:style-name="T2">G</text:span>aláxia como, galáxias anãs, aglomerados globulares e também correntes estelares. Foram recuperad<text:span text:style-name="T3">a</text:span>s nos dados do SDSS 11 galáxias anãs \cite{2007ApJ...654..897B,2006AAS...20917805Z}, 4 aglomerados globulares \cite{2007ApJ...669..337K,2002ApJS..141..123W,2010ApJ...712L.103B} e 2 objetos com classificação ambígua \cite{2011MNRAS.416..393B,2010ApJ...712L.103B}. Todos estes objetos foram detectados pelo SparSEx com um ranqueamento alto, ou seja, de todos os candidatos à subestrutura encontrados pelo método, estes foram os mais prováveis. A detecção da corrente estelar d<text:span text:style-name="T3">a galáxia anã de S</text:span>agitário também é bem clara. E traz vantagens em relação aos métodos que usam somente uma SSP, pois geralmente correntes estelares cobrem diferentes distâncias ao longo de sua extensão e algumas apresentam também diferentes metalicidades e idades \cite{2012ApJ...750...80K}. <text:span text:style-name="T4">\par</text:span></text:p>
      <text:p text:style-name="P5">Podemos dizer, portanto, que o SparSEx é um método bem geral na busca de subestruturas, já que ele é capaz de detectar estruturas sem informação prévia da população estelar e também pode detectar objetos com características estruturais bem distintas, como correntes estelares e aglomerados globulares. <text:span text:style-name="T4">\par</text:span></text:p>
      <text:p text:style-name="P5">Também reportamos a descoberta de 17 satélites da Galáxia que foram detectados pelo SparSEx e por outros dois métodos de dentro da colaboração do DES <text:s/>\cite{2015ApJ...807...50B,2015arXiv150803622T,2015arXiv150802381L}. Essa busca foi feita nos dados correspondentes ao dois primeiros anos do DES, projeto que ainda coletará dados até 2018. A maioria desses objetos tem características consistentes com galáxias anãs, como brilhos superficiais baixos e tamanhos físicos $\ge 40pc$. Um follow-up espectr<text:span text:style-name="T3">oscópico</text:span> é necessário para termos certeza sobre a classificação desses objetos. A maioria dos satélites está concentrada perto das nuvens de Magalhães, configuração que pode ter resultado da <text:span text:style-name="T3">sua formação concomitante </text:span>com essas galáxias <text:span text:style-name="T3">(satélites de satélites)</text:span>. Além disso, constatamos a existência de um grupo de satélites aglomerados na constelação de Tucana, com cada satélite posicionado a \le10kpc do centróide do grupo. <text:span text:style-name="T4">\par</text:span></text:p>
      <text:p text:style-name="P6">Mostramos também a descoberta do satélite DES 1, que tem uma densidade estelar significativa na sua distribuição espacial e no seu CMD. Os ajustes de isócronas, feitos a partir de dois métodos diferentes, resultaram em uma população velha e pobre em metal, como é de se esperar para estruturas que habitam o halo Galáctico. Ajustes do perfil King usando máxima verossimilhança resultaram em um raio de core de r\textsubscript{c} $\approx 0’.8$ que a uma distância  de 77.6kpc nos leva a um raio físico de  $\approx 9.88 pc$. A magnitude absoluta de DES 1, foi determinada de formar similar a de \cite{<text:span text:style-name="T1">2015ApJ...805..130K</text:span>}, resultando em um valor de $M\textsubscript{v} \approx -3.05$. Esse valor de magnitude absoluta e de tamanho físico para DES 1, o coloca no l<text:span text:style-name="T3">o</text:span>cus ocupado por aglomerados globulares de baixa luminosidade. DES 1 seria um dos aglomerados globulares mais distantes do Sol, de acordo com a sua distância estimada. <text:span text:style-name="T5">\par</text:span></text:p>
      <text:p text:style-name="P5">Desenvolvemos o SparSEx com o intuito de aplicações em grandes levantamentos de dados como o SDSS e o DES. Mostramos a partir da validação e detecção de objetos, que esse método tem grande potencial para ser aplicado nesses levantamentos. Os próximos anos de observação do DES não irão <text:soft-page-break/>crescer significativamente em área do céu. Porém, ainda haverá um considerável aumento na profundidade dos dados, o que resulta em um volume efetivo maior coberto. Portanto pretendemos fazer aplicações do SparSEx nas próximas temporadas do DES e também em futuros levantamentos fotométricos como o LSST, descobrindo assim satélites mais fracos, mais distantes  e com brilho superficial mais baixo.   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Verdana, Arial, Helvetica, sans-serif"/>
    <style:font-face style:name="FreeSans1" svg:font-family="FreeSans" style:font-family-generic="swiss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3:43:28.943592243</meta:creation-date>
    <meta:generator>LibreOffice/4.2.7.2$Linux_X86_64 LibreOffice_project/420m0$Build-2</meta:generator>
    <dc:date>2015-11-14T23:11:15.606159511</dc:date>
    <meta:editing-duration>PT1H50M28S</meta:editing-duration>
    <meta:editing-cycles>15</meta:editing-cycles>
    <meta:document-statistic meta:table-count="0" meta:image-count="0" meta:object-count="0" meta:page-count="2" meta:paragraph-count="6" meta:word-count="562" meta:character-count="3912" meta:non-whitespace-character-count="3349"/>
  </office:meta>
</office:document-meta>
</file>